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895cm"/>
    </style:style>
    <style:style style:name="Tabelle1.B" style:family="table-column">
      <style:table-column-properties style:column-width="6.846cm"/>
    </style:style>
    <style:style style:name="Tabelle1.C" style:family="table-column">
      <style:table-column-properties style:column-width="3.591cm"/>
    </style:style>
    <style:style style:name="Tabelle1.D" style:family="table-column">
      <style:table-column-properties style:column-width="2.66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>
      <style:paragraph-properties>
        <style:tab-stops>
          <style:tab-stop style:position="3.484cm"/>
        </style:tab-stops>
      </style:paragraph-properties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Preformatted_20_Text">
      <style:paragraph-properties style:writing-mode="lr-tb"/>
    </style:style>
    <style:style style:name="P63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Person, Engagement &amp; Team Service <text:line-break/></text:p>
      <text:p text:style-name="P60">Service-Name: <text:tab/>person-service<text:line-break/>Version: <text:tab/>1.0<text:line-break/>Stand: <text:tab/>13.02.2026<text:line-break/>Geltungsbereich: <text:tab/>Modul/Service zur Verwaltung von Personen innerhalb eines <text:tab/>Mandanten (Company) inkl. Teams, Team-Mitgliedschaften (historisiert), <text:tab/>Engagements (Employee/Freelancer als Beziehung), <text:tab/>Klassifikationskatalog (Option A), Soft-Delete (Papierkorb), Audit und <text:tab/>Eventing (Outbox – empfohlen).<text:line-break/><text:line-break/><text:span text:style-name="Strong_20_Emphasis">Stil- und Strukturvorlage orientiert am bereitgestellten Pflichtenheft.</text:span> </text:p>
      <text:p text:style-name="Text_20_body"/>
      <text:h text:style-name="P61" text:outline-level="2">1. Einleitung</text:h>
      <text:h text:style-name="Heading_20_3" text:outline-level="3">1.1 Ziel</text:h>
      <text:p text:style-name="Text_20_body">Ziel ist die zentrale Verwaltung von <text:span text:style-name="Strong_20_Emphasis">Personen-Stammdaten</text:span> innerhalb eines Multi-Mandanten-Systems (je Company). Der Service bildet außerdem <text:span text:style-name="Strong_20_Emphasis">Teams</text:span> und <text:span text:style-name="Strong_20_Emphasis">zeitliche Zugehörigkeiten</text:span> ab (Eintritt/Austritt). Für HR-relevante Fälle wird „Mitarbeiter/Freelancer“ als <text:span text:style-name="Strong_20_Emphasis">Engagement</text:span> (Beziehung) modelliert, nicht als feste Enum-Rolle in der Person.</text:p>
      <text:p text:style-name="Text_20_body">Der Service stellt insbesondere sicher:</text:p>
      <text:list xml:id="list6948927175561491244" text:style-name="L1">
        <text:list-item>
          <text:p text:style-name="P1">beliebig viele Personen pro Company</text:p>
        </text:list-item>
        <text:list-item>
          <text:p text:style-name="P1">Teams als eigenständige Objekte (anlegen, ändern, archivieren/trashen)</text:p>
        </text:list-item>
        <text:list-item>
          <text:p text:style-name="P1">Team-Mitgliedschaften pro Person historisierbar (validFrom/validTo)</text:p>
        </text:list-item>
        <text:list-item>
          <text:p text:style-name="P1">pro Person max. <text:span text:style-name="Strong_20_Emphasis">ein aktives Hauptteam</text:span> (Primary-Team-Regel)</text:p>
        </text:list-item>
        <text:list-item>
          <text:p text:style-name="P1">Engagements (Employee/Freelancer/…) als zeitliche Beziehung Person ↔ Company</text:p>
        </text:list-item>
        <text:list-item>
          <text:p text:style-name="P1">Soft-Delete (Papierkorb) + Restore für alle Kernobjekte inkl. Audit (wer/wann)</text:p>
        </text:list-item>
        <text:list-item>
          <text:p text:style-name="P1">Kommunikationsdaten werden <text:span text:style-name="Strong_20_Emphasis">nicht</text:span> hier gespeichert (Integration über Communication-Service)</text:p>
        </text:list-item>
        <text:list-item>
          <text:p text:style-name="P1">Cascade Trash Communications: Person trash → Communications (OwnerType=PERSON) trash (eventual consistent, Outbox empfohlen)</text:p>
        </text:list-item>
      </text:list>
      <text:h text:style-name="Heading_20_3" text:outline-level="3">1.2 Abgrenzung / Nicht-Ziele (MVP)</text:h>
      <text:p text:style-name="Text_20_body">Nicht Bestandteil des MVP:</text:p>
      <text:list xml:id="list3958028274365593432" text:style-name="L2">
        <text:list-item>
          <text:p text:style-name="P2">Authentifizierung (Login, Token-Ausstellung, MFA, Refresh Tokens) → eigener Auth-Service</text:p>
        </text:list-item>
        <text:list-item>
          <text:p text:style-name="P2">Benutzerverwaltung/Registrierung → User-Service</text:p>
        </text:list-item>
        <text:list-item>
          <text:p text:style-name="P2">Speicherung/Verwaltung von Kommunikationsdaten (E-Mail, Telefon, Adresse) → Communication-Service</text:p>
        </text:list-item>
        <text:list-item>
          <text:p text:style-name="P2">Organisationsstruktur (OrgUnits), Manager-Linie → <text:span text:style-name="Strong_20_Emphasis">später</text:span></text:p>
        </text:list-item>
        <text:list-item>
          <text:p text:style-name="P2">Vollständiges revisionssicheres Audit-Log (append-only) → optional später (Audit-Felder + Events liefern Basis)</text:p>
        </text:list-item>
        <text:list-item>
          <text:p text:style-name="P2">Volltextsuche über externe Suchsysteme (Elastic/OpenSearch) → als Erweiterung vorgesehen</text:p>
        </text:list-item>
      </text:list>
      <text:h text:style-name="Heading_20_3" text:outline-level="3">1.3 Begriffe</text:h>
      <text:list xml:id="list2058314593443312543" text:style-name="L3">
        <text:list-item>
          <text:p text:style-name="P3"><text:span text:style-name="Strong_20_Emphasis">Person:</text:span> Stammdatensatz eines Menschen innerhalb einer Company (Mandantenkontext).</text:p>
        </text:list-item>
        <text:list-item>
          <text:p text:style-name="P3"><text:span text:style-name="Strong_20_Emphasis">Engagement:</text:span> Zeitliche Beziehung „Person arbeitet/ist beauftragt für Company“ (z. B. Employee, Freelancer).</text:p>
        </text:list-item>
        <text:list-item>
          <text:p text:style-name="P3"><text:span text:style-name="Strong_20_Emphasis">Team:</text:span> Arbeits-/Organisationsgruppe (eigenes Objekt).</text:p>
        </text:list-item>
        <text:list-item>
          <text:p text:style-name="P3"><text:soft-page-break/><text:span text:style-name="Strong_20_Emphasis">TeamMembership:</text:span> Zugehörigkeit Person ↔ Team über Zeit (validFrom/validTo), optional mit Rolle und Hauptteam-Markierung.</text:p>
        </text:list-item>
        <text:list-item>
          <text:p text:style-name="P3"><text:span text:style-name="Strong_20_Emphasis">Klassifikation (Option A):</text:span> Mandanten-eigener Katalog für Typen/Kategorien (z. B. Professionen, Beziehungsarten, Engagement-Typen).</text:p>
        </text:list-item>
        <text:list-item>
          <text:p text:style-name="P3"><text:span text:style-name="Strong_20_Emphasis">Soft-Delete / Papierkorb (TRASHED):</text:span> Datensatz bleibt in DB, ist aber logisch gelöscht (trashedAt/trashedBy). Restore möglich.</text:p>
        </text:list-item>
        <text:list-item>
          <text:p text:style-name="P3"><text:span text:style-name="Strong_20_Emphasis">Audit:</text:span> Felder, die speichern „wer“ und „wann“ erstellt/geändert/gelöscht hat.</text:p>
        </text:list-item>
        <text:list-item>
          <text:p text:style-name="P3"><text:span text:style-name="Strong_20_Emphasis">UUID/ULID:</text:span> eindeutige IDs als String; ULID ist zeitlich sortierbar.</text:p>
        </text:list-item>
      </text:list>
      <text:p text:style-name="Horizontal_20_Line"/>
      <text:h text:style-name="Heading_20_2" text:outline-level="2">2. Rahmenbedingungen / Technologie</text:h>
      <text:h text:style-name="Heading_20_3" text:outline-level="3">2.1 Technologie-Stack (MUSS)</text:h>
      <text:list xml:id="list4314604822332472198" text:style-name="L4">
        <text:list-item>
          <text:p text:style-name="P4">Backend: Java + Spring (Spring Boot)</text:p>
        </text:list-item>
        <text:list-item>
          <text:p text:style-name="P4">Datenbank: MariaDB (MySQL kompatibel)</text:p>
        </text:list-item>
        <text:list-item>
          <text:p text:style-name="P4">API: REST/JSON</text:p>
        </text:list-item>
        <text:list-item>
          <text:p text:style-name="P4">IDs: UUID/ULID (String)</text:p>
        </text:list-item>
        <text:list-item>
          <text:p text:style-name="P4">Time Standard: UTC (ISO-8601)</text:p>
        </text:list-item>
      </text:list>
      <text:h text:style-name="Heading_20_3" text:outline-level="3">2.2 Datenbank-Migrationen (SOLL)</text:h>
      <text:list xml:id="list2561779359976963400" text:style-name="L5">
        <text:list-item>
          <text:p text:style-name="P5">Schemaänderungen werden versioniert über Migrationstool (z. B. Flyway oder Liquibase).</text:p>
        </text:list-item>
      </text:list>
      <text:h text:style-name="Heading_20_3" text:outline-level="3">2.3 OpenAPI/Swagger Dokumentation (MUSS)</text:h>
      <text:p text:style-name="Text_20_body">Alle Controller und DTOs werden ausführlich mit OpenAPI/Swagger annotiert:</text:p>
      <text:list xml:id="list7716543072831176796" text:style-name="L6">
        <text:list-item>
          <text:p text:style-name="P6">Endpunktbeschreibung (Zweck/Use Case)</text:p>
        </text:list-item>
        <text:list-item>
          <text:p text:style-name="P6">DTO-Schemas (Request/Response)</text:p>
        </text:list-item>
        <text:list-item>
          <text:p text:style-name="P6">Beispiele (Examples)</text:p>
        </text:list-item>
        <text:list-item>
          <text:p text:style-name="P6">Fehlerfälle (Statuscodes + Error DTO)</text:p>
        </text:list-item>
        <text:list-item>
          <text:p text:style-name="P6">Parameter (Path/Query/Body) inkl. Pflicht/Optional/Default</text:p>
        </text:list-item>
        <text:list-item>
          <text:p text:style-name="P6">Paging/Sort-Parameter (falls Liste)</text:p>
        </text:list-item>
      </text:list>
      <text:p text:style-name="Text_20_body"><text:span text:style-name="Strong_20_Emphasis">Definition of Done (MUSS):</text:span> Kein Endpoint gilt als fertig ohne vollständige Swagger-Doku.</text:p>
      <text:h text:style-name="Heading_20_3" text:outline-level="3">2.4 Zeit- und Datumsstandard (MUSS)</text:h>
      <text:list xml:id="list6057193312426025549" text:style-name="L7">
        <text:list-item>
          <text:p text:style-name="P7">Alle Zeitpunkte in Responses/Requests als UTC (ISO-8601), z. B. <text:span text:style-name="Source_20_Text">2026-02-13T12:00:00Z</text:span>.</text:p>
        </text:list-item>
        <text:list-item>
          <text:p text:style-name="P7">Serverseitige Audit-Zeitpunkte werden in UTC gesetzt.</text:p>
        </text:list-item>
      </text:list>
      <text:p text:style-name="Horizontal_20_Line"/>
      <text:h text:style-name="Heading_20_2" text:outline-level="2"><text:soft-page-break/>3. Fachliche Anforderungen</text:h>
      <text:h text:style-name="Heading_20_3" text:outline-level="3">3.1 Mandantenmodell / Zuordnung (MUSS)</text:h>
      <text:p text:style-name="Text_20_body">Jeder Datensatz besitzt:</text:p>
      <text:list xml:id="list3554432534255380680" text:style-name="L8">
        <text:list-item>
          <text:p text:style-name="P8"><text:span text:style-name="Source_20_Text">companyId</text:span> (UUID/ULID String)</text:p>
        </text:list-item>
      </text:list>
      <text:p text:style-name="Text_20_body">Wichtige Konsequenz: Alle DB-Zugriffe sind <text:span text:style-name="Strong_20_Emphasis">company-scharf</text:span> (kein Cross-Company Zugriff).</text:p>
      <text:h text:style-name="Heading_20_3" text:outline-level="3">3.2 IDs (UUID/ULID) &amp; globale Eindeutigkeit (MUSS)</text:h>
      <text:list xml:id="list5532430902514984717" text:style-name="L9">
        <text:list-item>
          <text:p text:style-name="P9"><text:span text:style-name="Source_20_Text">personId</text:span>, <text:span text:style-name="Source_20_Text">teamId</text:span>, <text:span text:style-name="Source_20_Text">membershipId</text:span>, <text:span text:style-name="Source_20_Text">engagementId</text:span>, <text:span text:style-name="Source_20_Text">classificationId</text:span> sind UUID/ULID Strings.</text:p>
        </text:list-item>
        <text:list-item>
          <text:p text:style-name="P9">IDs sind global eindeutig, aber der Service MUSS trotzdem prüfen:</text:p>
          <text:list>
            <text:list-item>
              <text:p text:style-name="P9">Objekt gehört zur <text:span text:style-name="Source_20_Text">companyId</text:span> aus Auth-/Tenant-Kontext.</text:p>
            </text:list-item>
          </text:list>
        </text:list-item>
      </text:list>
      <text:h text:style-name="Heading_20_3" text:outline-level="3">3.3 Person-Felder (MUSS/SOLL)</text:h>
      <text:p text:style-name="Text_20_body"><text:span text:style-name="Strong_20_Emphasis">MUSS (MVP):</text:span></text:p>
      <text:list xml:id="list3207773603246348531" text:style-name="L10">
        <text:list-item>
          <text:p text:style-name="P10"><text:span text:style-name="Source_20_Text">personId</text:span></text:p>
        </text:list-item>
        <text:list-item>
          <text:p text:style-name="P10"><text:span text:style-name="Source_20_Text">companyId</text:span></text:p>
        </text:list-item>
        <text:list-item>
          <text:p text:style-name="P10"><text:span text:style-name="Source_20_Text">firstName</text:span>, <text:span text:style-name="Source_20_Text">lastName</text:span>, optional <text:span text:style-name="Source_20_Text">displayName</text:span></text:p>
        </text:list-item>
        <text:list-item>
          <text:p text:style-name="P10"><text:span text:style-name="Source_20_Text">status</text:span> (z. B. ACTIVE/INACTIVE/ARCHIVED als String)</text:p>
        </text:list-item>
        <text:list-item>
          <text:p text:style-name="P10">Audit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10"><text:span text:style-name="Source_20_Text">version</text:span> (Optimistic Locking) (MUSS, siehe 3.10)</text:p>
        </text:list-item>
      </text:list>
      <text:p text:style-name="Text_20_body"><text:span text:style-name="Strong_20_Emphasis">SOLL (typisch):</text:span></text:p>
      <text:list xml:id="list279722266440573371" text:style-name="L11">
        <text:list-item>
          <text:p text:style-name="P11"><text:span text:style-name="Source_20_Text">salutation</text:span>, <text:span text:style-name="Source_20_Text">title</text:span></text:p>
        </text:list-item>
        <text:list-item>
          <text:p text:style-name="P11"><text:span text:style-name="Source_20_Text">notes</text:span></text:p>
        </text:list-item>
        <text:list-item>
          <text:p text:style-name="P11"><text:span text:style-name="Source_20_Text">tags[]</text:span> (freie Marker)</text:p>
        </text:list-item>
        <text:list-item>
          <text:p text:style-name="P11"><text:span text:style-name="Source_20_Text">linkedUserId</text:span> (Referenz auf User-Service; optional)</text:p>
        </text:list-item>
      </text:list>
      <text:h text:style-name="Heading_20_3" text:outline-level="3">3.4 Klassifikationskatalog (Option A) (MUSS)</text:h>
      <text:p text:style-name="Text_20_body"><text:span text:style-name="Strong_20_Emphasis">Ziel:</text:span> Personentypen/Professionen/Beziehungen frei definieren, ohne Code-Änderung.</text:p>
      <text:p text:style-name="Text_20_body">Entity: <text:span text:style-name="Source_20_Text">PersonClassification</text:span></text:p>
      <text:list xml:id="list7269361031027360444" text:style-name="L12">
        <text:list-item>
          <text:p text:style-name="P12"><text:span text:style-name="Source_20_Text">classificationId</text:span></text:p>
        </text:list-item>
        <text:list-item>
          <text:p text:style-name="P12"><text:span text:style-name="Source_20_Text">companyId</text:span></text:p>
        </text:list-item>
        <text:list-item>
          <text:p text:style-name="P12"><text:span text:style-name="Source_20_Text">key</text:span> (z. B. <text:span text:style-name="Source_20_Text">profession</text:span>, <text:span text:style-name="Source_20_Text">relationship</text:span>, <text:span text:style-name="Source_20_Text">engagementType</text:span>)</text:p>
        </text:list-item>
        <text:list-item>
          <text:p text:style-name="P12"><text:span text:style-name="Source_20_Text">code</text:span> (stabil, z. B. <text:span text:style-name="Source_20_Text">PAINTER</text:span>, <text:span text:style-name="Source_20_Text">FREELANCER</text:span>)</text:p>
        </text:list-item>
        <text:list-item>
          <text:p text:style-name="P12"><text:span text:style-name="Source_20_Text">label</text:span> (Anzeige)</text:p>
        </text:list-item>
        <text:list-item>
          <text:p text:style-name="P12"><text:soft-page-break/><text:span text:style-name="Source_20_Text">active</text:span> (deaktivieren statt löschen)</text:p>
        </text:list-item>
        <text:list-item>
          <text:p text:style-name="P12">Audit + <text:span text:style-name="Source_20_Text">version</text:span></text:p>
        </text:list-item>
      </text:list>
      <text:p text:style-name="Text_20_body"><text:span text:style-name="Strong_20_Emphasis">Regel (MUSS):</text:span></text:p>
      <text:list xml:id="list5298196431246797997" text:style-name="L13">
        <text:list-item>
          <text:p text:style-name="P13">Unique <text:span text:style-name="Source_20_Text">(companyId, key, code)</text:span></text:p>
        </text:list-item>
      </text:list>
      <text:p text:style-name="Text_20_body">Entity: <text:span text:style-name="Source_20_Text">PersonClassificationAssignment</text:span></text:p>
      <text:list xml:id="list930116827214528199" text:style-name="L14">
        <text:list-item>
          <text:p text:style-name="P14"><text:span text:style-name="Source_20_Text">assignmentId</text:span></text:p>
        </text:list-item>
        <text:list-item>
          <text:p text:style-name="P14"><text:span text:style-name="Source_20_Text">companyId</text:span></text:p>
        </text:list-item>
        <text:list-item>
          <text:p text:style-name="P14"><text:span text:style-name="Source_20_Text">personId</text:span></text:p>
        </text:list-item>
        <text:list-item>
          <text:p text:style-name="P14"><text:span text:style-name="Source_20_Text">classificationId</text:span></text:p>
        </text:list-item>
        <text:list-item>
          <text:p text:style-name="P14">optional <text:span text:style-name="Source_20_Text">isPrimary</text:span></text:p>
        </text:list-item>
        <text:list-item>
          <text:p text:style-name="P14">optional <text:span text:style-name="Source_20_Text">validFrom</text:span>, <text:span text:style-name="Source_20_Text">validTo</text:span></text:p>
        </text:list-item>
        <text:list-item>
          <text:p text:style-name="P14">Audit + <text:span text:style-name="Source_20_Text">version</text:span></text:p>
        </text:list-item>
      </text:list>
      <text:h text:style-name="Heading_20_3" text:outline-level="3">3.5 Engagement (Employee/Freelancer als Beziehung) (MUSS)</text:h>
      <text:p text:style-name="Text_20_body">Entity: <text:span text:style-name="Source_20_Text">Engagement</text:span></text:p>
      <text:list xml:id="list4499360385433190490" text:style-name="L15">
        <text:list-item>
          <text:p text:style-name="P15"><text:span text:style-name="Source_20_Text">engagementId</text:span></text:p>
        </text:list-item>
        <text:list-item>
          <text:p text:style-name="P15"><text:span text:style-name="Source_20_Text">companyId</text:span></text:p>
        </text:list-item>
        <text:list-item>
          <text:p text:style-name="P15"><text:span text:style-name="Source_20_Text">personId</text:span></text:p>
        </text:list-item>
        <text:list-item>
          <text:p text:style-name="P15"><text:span text:style-name="Source_20_Text">engagementTypeClassificationId</text:span> (Katalog: key=<text:span text:style-name="Source_20_Text">engagementType</text:span>)</text:p>
        </text:list-item>
        <text:list-item>
          <text:p text:style-name="P15"><text:span text:style-name="Source_20_Text">validFrom</text:span>, <text:span text:style-name="Source_20_Text">validTo</text:span> (NULL = aktiv)</text:p>
        </text:list-item>
        <text:list-item>
          <text:p text:style-name="P15">Audit + <text:span text:style-name="Source_20_Text">version</text:span></text:p>
        </text:list-item>
      </text:list>
      <text:p text:style-name="Text_20_body"><text:span text:style-name="Strong_20_Emphasis">SOLL (typisch):</text:span></text:p>
      <text:list xml:id="list6009725375217100283" text:style-name="L16">
        <text:list-item>
          <text:p text:style-name="P16"><text:span text:style-name="Source_20_Text">externalReference</text:span> (z. B. Nummer aus Fremdsystem)</text:p>
        </text:list-item>
        <text:list-item>
          <text:p text:style-name="P16"><text:span text:style-name="Source_20_Text">notes</text:span></text:p>
        </text:list-item>
      </text:list>
      <text:p text:style-name="Text_20_body"><text:span text:style-name="Strong_20_Emphasis">Regel (SOLL, konfigurierbar):</text:span></text:p>
      <text:list xml:id="list6925759025130515194" text:style-name="L17">
        <text:list-item>
          <text:p text:style-name="P17">Optional fachliche Constraints (z. B. max. 1 aktives Employee-Engagement pro Person).</text:p>
        </text:list-item>
      </text:list>
      <text:h text:style-name="Heading_20_3" text:outline-level="3">3.6 Team-Felder (MUSS/SOLL)</text:h>
      <text:p text:style-name="Text_20_body">Entity: <text:span text:style-name="Source_20_Text">Team</text:span></text:p>
      <text:p text:style-name="Text_20_body"><text:span text:style-name="Strong_20_Emphasis">MUSS (MVP):</text:span></text:p>
      <text:list xml:id="list8771365064870296921" text:style-name="L18">
        <text:list-item>
          <text:p text:style-name="P18"><text:span text:style-name="Source_20_Text">teamId</text:span></text:p>
        </text:list-item>
        <text:list-item>
          <text:p text:style-name="P18"><text:span text:style-name="Source_20_Text">companyId</text:span></text:p>
        </text:list-item>
        <text:list-item>
          <text:p text:style-name="P18"><text:span text:style-name="Source_20_Text">code</text:span> (stabil, eindeutig pro Company)</text:p>
        </text:list-item>
        <text:list-item>
          <text:p text:style-name="P18"><text:span text:style-name="Source_20_Text">name</text:span></text:p>
        </text:list-item>
        <text:list-item>
          <text:p text:style-name="P18"><text:span text:style-name="Source_20_Text">status</text:span> (ACTIVE/ARCHIVED als String)</text:p>
        </text:list-item>
        <text:list-item>
          <text:p text:style-name="P18"><text:soft-page-break/>Audit + <text:span text:style-name="Source_20_Text">version</text:span></text:p>
        </text:list-item>
      </text:list>
      <text:p text:style-name="Text_20_body"><text:span text:style-name="Strong_20_Emphasis">SOLL:</text:span></text:p>
      <text:list xml:id="list3192925068998196341" text:style-name="L19">
        <text:list-item>
          <text:p text:style-name="P19"><text:span text:style-name="Source_20_Text">leadPersonId</text:span> (Teamlead)</text:p>
        </text:list-item>
        <text:list-item>
          <text:p text:style-name="P19"><text:span text:style-name="Source_20_Text">parentTeamId</text:span> (Hierarchie)</text:p>
        </text:list-item>
      </text:list>
      <text:p text:style-name="Text_20_body"><text:span text:style-name="Strong_20_Emphasis">Regel (MUSS):</text:span></text:p>
      <text:list xml:id="list8069806081808075532" text:style-name="L20">
        <text:list-item>
          <text:p text:style-name="P20">Unique <text:span text:style-name="Source_20_Text">(companyId, code)</text:span></text:p>
        </text:list-item>
      </text:list>
      <text:h text:style-name="Heading_20_3" text:outline-level="3">3.7 TeamMembership (MUSS)</text:h>
      <text:p text:style-name="Text_20_body">Entity: <text:span text:style-name="Source_20_Text">TeamMembership</text:span></text:p>
      <text:p text:style-name="Text_20_body"><text:span text:style-name="Strong_20_Emphasis">MUSS (MVP):</text:span></text:p>
      <text:list xml:id="list8405293563202784091" text:style-name="L21">
        <text:list-item>
          <text:p text:style-name="P21"><text:span text:style-name="Source_20_Text">membershipId</text:span></text:p>
        </text:list-item>
        <text:list-item>
          <text:p text:style-name="P21"><text:span text:style-name="Source_20_Text">companyId</text:span></text:p>
        </text:list-item>
        <text:list-item>
          <text:p text:style-name="P21"><text:span text:style-name="Source_20_Text">teamId</text:span></text:p>
        </text:list-item>
        <text:list-item>
          <text:p text:style-name="P21"><text:span text:style-name="Source_20_Text">personId</text:span></text:p>
        </text:list-item>
        <text:list-item>
          <text:p text:style-name="P21"><text:span text:style-name="Source_20_Text">validFrom</text:span>, <text:span text:style-name="Source_20_Text">validTo</text:span> (NULL = aktiv)</text:p>
        </text:list-item>
        <text:list-item>
          <text:p text:style-name="P21"><text:span text:style-name="Source_20_Text">isPrimary</text:span> (Hauptteam)</text:p>
        </text:list-item>
        <text:list-item>
          <text:p text:style-name="P21">optional <text:span text:style-name="Source_20_Text">memberRole</text:span> (String)</text:p>
        </text:list-item>
        <text:list-item>
          <text:p text:style-name="P21">Audit + <text:span text:style-name="Source_20_Text">version</text:span></text:p>
        </text:list-item>
      </text:list>
      <text:p text:style-name="Text_20_body"><text:span text:style-name="Strong_20_Emphasis">Regeln (MUSS):</text:span></text:p>
      <text:list xml:id="list301921214555203243" text:style-name="L22">
        <text:list-item>
          <text:p text:style-name="P22">pro Person max. <text:span text:style-name="Strong_20_Emphasis">ein aktives</text:span> Hauptteam (<text:span text:style-name="Source_20_Text">isPrimary=true</text:span> bei <text:span text:style-name="Source_20_Text">validTo=NULL</text:span>)</text:p>
        </text:list-item>
        <text:list-item>
          <text:p text:style-name="P22">pro Team+Person max. <text:span text:style-name="Strong_20_Emphasis">eine aktive</text:span> Membership (<text:span text:style-name="Source_20_Text">validTo=NULL</text:span>)</text:p>
        </text:list-item>
      </text:list>
      <text:h text:style-name="Heading_20_3" text:outline-level="3">3.8 Soft-Delete, Restore, Retention (MUSS/SOLL)</text:h>
      <text:p text:style-name="Text_20_body"><text:span text:style-name="Strong_20_Emphasis">MUSS:</text:span></text:p>
      <text:list xml:id="list1875069903101571374" text:style-name="L23">
        <text:list-item>
          <text:p text:style-name="P23">Soft-Delete über <text:span text:style-name="Source_20_Text">trashedAt/trashedBy</text:span></text:p>
        </text:list-item>
        <text:list-item>
          <text:p text:style-name="P23">Standard-GET/LIST liefern nur <text:span text:style-name="Source_20_Text">trashedAt IS NULL</text:span> (außer <text:span text:style-name="Source_20_Text">includeTrashed=true</text:span>)</text:p>
        </text:list-item>
        <text:list-item>
          <text:p text:style-name="P23">Restore-Endpunkte für Kernobjekte (Person, Team, Classification, Assignments, Engagement) vorhanden</text:p>
        </text:list-item>
      </text:list>
      <text:p text:style-name="Text_20_body"><text:span text:style-name="Strong_20_Emphasis">MUSS (Entscheidung): Cascade Trash Communication</text:span></text:p>
      <text:list xml:id="list4716947062191538590" text:style-name="L24">
        <text:list-item>
          <text:p text:style-name="P24">Wenn eine Person getrashed wird, werden ihre Communications (OwnerType=PERSON, ownerId=personId) ebenfalls getrashed (eventual consistent, Outbox empfohlen).</text:p>
        </text:list-item>
      </text:list>
      <text:p text:style-name="Text_20_body"><text:span text:style-name="Strong_20_Emphasis">SOLL:</text:span></text:p>
      <text:list xml:id="list6552324069424105754" text:style-name="L25">
        <text:list-item>
          <text:p text:style-name="P25">Retention/Purge: endgültiges Löschen nach konfigurierbarer Frist (z. B. 90 Tage) per täglichem Job</text:p>
        </text:list-item>
      </text:list>
      <text:h text:style-name="Heading_20_3" text:outline-level="3"><text:soft-page-break/>3.9 Kommunikation (Abgrenzung, MUSS)</text:h>
      <text:list xml:id="list6165664740880952602" text:style-name="L26">
        <text:list-item>
          <text:p text:style-name="P26">Kommunikationsdaten werden nicht im person-service gespeichert.</text:p>
        </text:list-item>
        <text:list-item>
          <text:p text:style-name="P26">Integration erfolgt über Communication-Service via <text:span text:style-name="Source_20_Text">ownerType + ownerId</text:span>.</text:p>
        </text:list-item>
      </text:list>
      <text:p text:style-name="Text_20_body"><text:span text:style-name="Strong_20_Emphasis">Empfehlung (festgelegt):</text:span></text:p>
      <text:list xml:id="list3770748205639324604" text:style-name="L27">
        <text:list-item>
          <text:p text:style-name="P27">OwnerTypes mindestens: <text:span text:style-name="Source_20_Text">PERSON</text:span>, <text:span text:style-name="Source_20_Text">ENGAGEMENT</text:span></text:p>
        </text:list-item>
        <text:list-item>
          <text:p text:style-name="P27">Arbeits-Kommunikation eines Mitarbeiters wird bevorzugt am Engagement geführt (OwnerType=ENGAGEMENT).</text:p>
        </text:list-item>
      </text:list>
      <text:h text:style-name="Heading_20_3" text:outline-level="3">3.10 Audit &amp; Versionierung (MUSS)</text:h>
      <text:p text:style-name="Text_20_body"><text:span text:style-name="Strong_20_Emphasis">MUSS:</text:span></text:p>
      <text:list xml:id="list4124377612099605713" text:style-name="L28">
        <text:list-item>
          <text:p text:style-name="P28">Audit-Felder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28">Actor (<text:span text:style-name="Source_20_Text">*_By</text:span>) kommt aus Auth-Kontext als <text:span text:style-name="Source_20_Text">subjectId</text:span> (String)</text:p>
        </text:list-item>
      </text:list>
      <text:p text:style-name="Text_20_body"><text:span text:style-name="Strong_20_Emphasis">MUSS:</text:span></text:p>
      <text:list xml:id="list4800282694687167497" text:style-name="L29">
        <text:list-item>
          <text:p text:style-name="P29"><text:span text:style-name="Source_20_Text">version</text:span> (Optimistic Locking) zur Vermeidung von Überschreibkonflikten, insbesondere bei:</text:p>
          <text:list>
            <text:list-item>
              <text:p text:style-name="P29">Primary-Team setzen</text:p>
            </text:list-item>
            <text:list-item>
              <text:p text:style-name="P29">Membership beenden/ändern</text:p>
            </text:list-item>
            <text:list-item>
              <text:p text:style-name="P29">Team/Person Updates bei parallelen Änderungen</text:p>
            </text:list-item>
          </text:list>
        </text:list-item>
      </text:list>
      <text:h text:style-name="Heading_20_3" text:outline-level="3">3.11 Normalisierung / Datenqualität (SOLL)</text:h>
      <text:list xml:id="list5894698525583646969" text:style-name="L30">
        <text:list-item>
          <text:p text:style-name="P30"><text:span text:style-name="Source_20_Text">nameNormalized</text:span> (trim + lowercase) für Person/Team zur Suche</text:p>
        </text:list-item>
        <text:list-item>
          <text:p text:style-name="P30"><text:span text:style-name="Source_20_Text">codeNormalized</text:span> (falls <text:span text:style-name="Source_20_Text">code</text:span> nicht ohnehin über Collation case-insensitive ist)</text:p>
        </text:list-item>
        <text:list-item>
          <text:p text:style-name="P30">Validierung von <text:span text:style-name="Source_20_Text">team.code</text:span> (z. B. keine Leerzeichen, definierter Zeichensatz)</text:p>
        </text:list-item>
      </text:list>
      <text:h text:style-name="Heading_20_3" text:outline-level="3">3.12 Domain-Events / Outbox (SOLL, empfohlen)</text:h>
      <text:p text:style-name="Text_20_body">Outbox Pattern: Domain-Event wird in derselben DB-Transaktion geschrieben.</text:p>
      <text:p text:style-name="Text_20_body"><text:span text:style-name="Strong_20_Emphasis">Events (minimal):</text:span></text:p>
      <text:list xml:id="list1261297610875579808" text:style-name="L31">
        <text:list-item>
          <text:p text:style-name="P31">PersonCreated, PersonUpdated, PersonTrashed, PersonRestored</text:p>
        </text:list-item>
        <text:list-item>
          <text:p text:style-name="P31">EngagementCreated, EngagementEnded, EngagementTrashed, EngagementRestored</text:p>
        </text:list-item>
        <text:list-item>
          <text:p text:style-name="P31">TeamCreated, TeamUpdated, TeamArchived/Trashed, TeamRestored</text:p>
        </text:list-item>
        <text:list-item>
          <text:p text:style-name="P31">MembershipCreated, MembershipEnded, MembershipPrimaryChanged</text:p>
        </text:list-item>
      </text:list>
      <text:p text:style-name="Horizontal_20_Line"/>
      <text:h text:style-name="Heading_20_2" text:outline-level="2"><text:soft-page-break/>4. Nicht-funktionale Anforderungen</text:h>
      <text:h text:style-name="Heading_20_3" text:outline-level="3">4.1 Sicherheit / Mandantentrennung (MUSS)</text:h>
      <text:list xml:id="list8978219628161401350" text:style-name="L32">
        <text:list-item>
          <text:p text:style-name="P32"><text:span text:style-name="Source_20_Text">companyId</text:span> wird serverseitig gegen Auth-/Tenant-Kontext geprüft (kein Cross-Company Zugriff).</text:p>
        </text:list-item>
        <text:list-item>
          <text:p text:style-name="P32">Audit-UserIDs werden aus dem Auth-Kontext befüllt.</text:p>
        </text:list-item>
        <text:list-item>
          <text:p text:style-name="P32">Zugriff über Mandantengrenzen ist ausgeschlossen (403).</text:p>
        </text:list-item>
      </text:list>
      <text:h text:style-name="Heading_20_3" text:outline-level="3">4.2 Logging/Tracing (SOLL)</text:h>
      <text:list xml:id="list354353474415049511" text:style-name="L33">
        <text:list-item>
          <text:p text:style-name="P33">Jede Anfrage loggt correlationId, companyId, Endpoint, Dauer, Statuscode.</text:p>
        </text:list-item>
        <text:list-item>
          <text:p text:style-name="P33">Keine sensiblen Daten im Klartext loggen.</text:p>
        </text:list-item>
      </text:list>
      <text:h text:style-name="Heading_20_3" text:outline-level="3">4.3 Caching (SOLL)</text:h>
      <text:list xml:id="list3774607224244853117" text:style-name="L34">
        <text:list-item>
          <text:p text:style-name="P34">Optional für häufige Reads (Teams-Liste, Persons-Liste je Company).</text:p>
        </text:list-item>
        <text:list-item>
          <text:p text:style-name="P34">Bei Aktivierung: klare TTL + Invalidation-Regeln (siehe Abschnitt 8).</text:p>
        </text:list-item>
      </text:list>
      <text:p text:style-name="Horizontal_20_Line"/>
      <text:h text:style-name="Heading_20_2" text:outline-level="2">5. Datenmodell (logisch)</text:h>
      <text:h text:style-name="Heading_20_3" text:outline-level="3">5.1 Entity: Person</text:h>
      <text:p text:style-name="Text_20_body">Kernfelder:</text:p>
      <text:list xml:id="list6608412371001713136" text:style-name="L35">
        <text:list-item>
          <text:p text:style-name="P35"><text:span text:style-name="Source_20_Text">personId</text:span>, <text:span text:style-name="Source_20_Text">companyId</text:span></text:p>
        </text:list-item>
        <text:list-item>
          <text:p text:style-name="P35">Name-Felder, <text:span text:style-name="Source_20_Text">status</text:span></text:p>
        </text:list-item>
        <text:list-item>
          <text:p text:style-name="P35">Audit: created/modified/trashed</text:p>
        </text:list-item>
        <text:list-item>
          <text:p text:style-name="P35"><text:span text:style-name="Source_20_Text">version</text:span><text:line-break/>Indizes (MUSS/SOLL):</text:p>
        </text:list-item>
        <text:list-item>
          <text:p text:style-name="P35">MUSS: PK(personId)</text:p>
        </text:list-item>
        <text:list-item>
          <text:p text:style-name="P35">SOLL: (companyId, trashedAt)</text:p>
        </text:list-item>
        <text:list-item>
          <text:p text:style-name="P35">SOLL: (companyId, nameNormalized)</text:p>
        </text:list-item>
      </text:list>
      <text:h text:style-name="Heading_20_3" text:outline-level="3">5.2 Entity: PersonClassification</text:h>
      <text:p text:style-name="Text_20_body">Kernfelder:</text:p>
      <text:list xml:id="list641059835088096596" text:style-name="L36">
        <text:list-item>
          <text:p text:style-name="P36"><text:span text:style-name="Source_20_Text">classificationId</text:span>, <text:span text:style-name="Source_20_Text">companyId</text:span>, <text:span text:style-name="Source_20_Text">key</text:span>, <text:span text:style-name="Source_20_Text">code</text:span>, <text:span text:style-name="Source_20_Text">label</text:span>, <text:span text:style-name="Source_20_Text">active</text:span></text:p>
        </text:list-item>
        <text:list-item>
          <text:p text:style-name="P36">Audit, <text:span text:style-name="Source_20_Text">version</text:span><text:line-break/>Indizes:</text:p>
        </text:list-item>
        <text:list-item>
          <text:p text:style-name="P36">MUSS: PK(classificationId)</text:p>
        </text:list-item>
        <text:list-item>
          <text:p text:style-name="P36">MUSS: Unique(companyId, key, code)</text:p>
        </text:list-item>
        <text:list-item>
          <text:p text:style-name="P36"><text:soft-page-break/>SOLL: (companyId, key, active)</text:p>
        </text:list-item>
      </text:list>
      <text:h text:style-name="Heading_20_3" text:outline-level="3">5.3 Entity: PersonClassificationAssignment</text:h>
      <text:p text:style-name="Text_20_body">Kernfelder:</text:p>
      <text:list xml:id="list6081124170868879555" text:style-name="L37">
        <text:list-item>
          <text:p text:style-name="P37"><text:span text:style-name="Source_20_Text">assignmentId</text:span>, <text:span text:style-name="Source_20_Text">companyId</text:span>, <text:span text:style-name="Source_20_Text">personId</text:span>, <text:span text:style-name="Source_20_Text">classificationId</text:span></text:p>
        </text:list-item>
        <text:list-item>
          <text:p text:style-name="P37">optional isPrimary, validFrom/to</text:p>
        </text:list-item>
        <text:list-item>
          <text:p text:style-name="P37">Audit, <text:span text:style-name="Source_20_Text">version</text:span><text:line-break/>Indizes:</text:p>
        </text:list-item>
        <text:list-item>
          <text:p text:style-name="P37">MUSS: PK(assignmentId)</text:p>
        </text:list-item>
        <text:list-item>
          <text:p text:style-name="P37">SOLL: (companyId, personId, classificationId)</text:p>
        </text:list-item>
      </text:list>
      <text:h text:style-name="Heading_20_3" text:outline-level="3">5.4 Entity: Engagement</text:h>
      <text:p text:style-name="Text_20_body">Kernfelder:</text:p>
      <text:list xml:id="list7756424956169269908" text:style-name="L38">
        <text:list-item>
          <text:p text:style-name="P38"><text:span text:style-name="Source_20_Text">engagementId</text:span>, <text:span text:style-name="Source_20_Text">companyId</text:span>, <text:span text:style-name="Source_20_Text">personId</text:span></text:p>
        </text:list-item>
        <text:list-item>
          <text:p text:style-name="P38"><text:span text:style-name="Source_20_Text">engagementTypeClassificationId</text:span></text:p>
        </text:list-item>
        <text:list-item>
          <text:p text:style-name="P38">validFrom/to</text:p>
        </text:list-item>
        <text:list-item>
          <text:p text:style-name="P38">Audit, <text:span text:style-name="Source_20_Text">version</text:span><text:line-break/>Indizes:</text:p>
        </text:list-item>
        <text:list-item>
          <text:p text:style-name="P38">MUSS: PK(engagementId)</text:p>
        </text:list-item>
        <text:list-item>
          <text:p text:style-name="P38">SOLL: (companyId, personId, validTo)</text:p>
        </text:list-item>
      </text:list>
      <text:h text:style-name="Heading_20_3" text:outline-level="3">5.5 Entity: Team</text:h>
      <text:p text:style-name="Text_20_body">Kernfelder:</text:p>
      <text:list xml:id="list6031888866126536468" text:style-name="L39">
        <text:list-item>
          <text:p text:style-name="P39"><text:span text:style-name="Source_20_Text">teamId</text:span>, <text:span text:style-name="Source_20_Text">companyId</text:span>, <text:span text:style-name="Source_20_Text">code</text:span>, <text:span text:style-name="Source_20_Text">name</text:span>, <text:span text:style-name="Source_20_Text">status</text:span></text:p>
        </text:list-item>
        <text:list-item>
          <text:p text:style-name="P39">Audit, <text:span text:style-name="Source_20_Text">version</text:span><text:line-break/>Indizes:</text:p>
        </text:list-item>
        <text:list-item>
          <text:p text:style-name="P39">MUSS: PK(teamId)</text:p>
        </text:list-item>
        <text:list-item>
          <text:p text:style-name="P39">MUSS: Unique(companyId, code)</text:p>
        </text:list-item>
        <text:list-item>
          <text:p text:style-name="P39">SOLL: (companyId, nameNormalized)</text:p>
        </text:list-item>
      </text:list>
      <text:h text:style-name="Heading_20_3" text:outline-level="3">5.6 Entity: TeamMembership</text:h>
      <text:p text:style-name="Text_20_body">Kernfelder:</text:p>
      <text:list xml:id="list7887898605664312615" text:style-name="L40">
        <text:list-item>
          <text:p text:style-name="P40"><text:span text:style-name="Source_20_Text">membershipId</text:span>, <text:span text:style-name="Source_20_Text">companyId</text:span>, <text:span text:style-name="Source_20_Text">teamId</text:span>, <text:span text:style-name="Source_20_Text">personId</text:span></text:p>
        </text:list-item>
        <text:list-item>
          <text:p text:style-name="P40"><text:span text:style-name="Source_20_Text">validFrom</text:span>, <text:span text:style-name="Source_20_Text">validTo</text:span>, <text:span text:style-name="Source_20_Text">isPrimary</text:span>, optional <text:span text:style-name="Source_20_Text">memberRole</text:span></text:p>
        </text:list-item>
        <text:list-item>
          <text:p text:style-name="P40">Audit, <text:span text:style-name="Source_20_Text">version</text:span><text:line-break/>Indizes:</text:p>
        </text:list-item>
        <text:list-item>
          <text:p text:style-name="P40">MUSS: PK(membershipId)</text:p>
        </text:list-item>
        <text:list-item>
          <text:p text:style-name="P40"><text:soft-page-break/>MUSS: (companyId, teamId, validTo) für aktive Team-Mitglieder</text:p>
        </text:list-item>
        <text:list-item>
          <text:p text:style-name="P40">MUSS: (companyId, personId, validTo) für aktive Teams einer Person</text:p>
        </text:list-item>
        <text:list-item>
          <text:p text:style-name="P40">MUSS (Regel): Primary-Team-Eindeutigkeit pro Person (aktiv)</text:p>
        </text:list-item>
        <text:list-item>
          <text:p text:style-name="P40">MUSS (Regel): Eindeutigkeit aktive Membership pro Team+Person</text:p>
        </text:list-item>
      </text:list>
      <text:h text:style-name="Heading_20_3" text:outline-level="3">5.7 Optional: OutboxEvent (SOLL)</text:h>
      <text:list xml:id="list6581306200435149317" text:style-name="L41">
        <text:list-item>
          <text:p text:style-name="P41"><text:span text:style-name="Source_20_Text">eventId</text:span>, <text:span text:style-name="Source_20_Text">eventType</text:span>, <text:span text:style-name="Source_20_Text">occurredAtUtc</text:span>, <text:span text:style-name="Source_20_Text">companyId</text:span>, actorSubjectId, payloadJson, status, retryCount</text:p>
        </text:list-item>
      </text:list>
      <text:p text:style-name="Horizontal_20_Line"/>
      <text:h text:style-name="Heading_20_2" text:outline-level="2">6. REST-API Spezifikation (inkl. Zweck)</text:h>
      <text:h text:style-name="Heading_20_3" text:outline-level="3">6.1 Persons</text:h>
      <text:list xml:id="list36409868074628280" text:style-name="L42">
        <text:list-item>
          <text:p text:style-name="P42"><text:span text:style-name="Source_20_Text">POST /api/v1/persons</text:span><text:line-break/>Zweck: Person anlegen.</text:p>
        </text:list-item>
        <text:list-item>
          <text:p text:style-name="P42"><text:span text:style-name="Source_20_Text">GET /api/v1/persons/{personId}</text:span><text:line-break/>Zweck: Person laden (standardmäßig ohne trashed).</text:p>
        </text:list-item>
        <text:list-item>
          <text:p text:style-name="P42"><text:span text:style-name="Source_20_Text">PUT /api/v1/persons/{personId}</text:span><text:line-break/>Zweck: Person ändern.</text:p>
        </text:list-item>
        <text:list-item>
          <text:p text:style-name="P42"><text:span text:style-name="Source_20_Text">POST /api/v1/persons/{personId}/trash</text:span><text:line-break/>Zweck: Soft-Delete Person (inkl. Outbox Event für Cascade Communication Trash).</text:p>
        </text:list-item>
        <text:list-item>
          <text:p text:style-name="P42"><text:span text:style-name="Source_20_Text">POST /api/v1/persons/{personId}/restore</text:span><text:line-break/>Zweck: Restore Person (inkl. Outbox Event für Cascade Communication Restore – nur cascade-trashed).</text:p>
        </text:list-item>
        <text:list-item>
          <text:p text:style-name="P42"><text:span text:style-name="Source_20_Text">GET /api/v1/persons</text:span> (SOLL)<text:line-break/>Zweck: Personen suchen/listen mit Paging/Sort.<text:line-break/>Query (SOLL): <text:span text:style-name="Source_20_Text">query</text:span>, <text:span text:style-name="Source_20_Text">status</text:span>, <text:span text:style-name="Source_20_Text">teamId</text:span>, <text:span text:style-name="Source_20_Text">classificationKey</text:span>, <text:span text:style-name="Source_20_Text">classificationCode</text:span>, <text:span text:style-name="Source_20_Text">includeTrashed</text:span>.</text:p>
        </text:list-item>
      </text:list>
      <text:h text:style-name="Heading_20_3" text:outline-level="3">6.2 Person Classifications</text:h>
      <text:list xml:id="list1752943691527104172" text:style-name="L43">
        <text:list-item>
          <text:p text:style-name="P43"><text:span text:style-name="Source_20_Text">POST /api/v1/person-classifications</text:span><text:line-break/>Zweck: Katalogeintrag anlegen.</text:p>
        </text:list-item>
        <text:list-item>
          <text:p text:style-name="P43"><text:span text:style-name="Source_20_Text">GET /api/v1/person-classifications?key=...</text:span><text:line-break/>Zweck: Einträge je key listen.</text:p>
        </text:list-item>
        <text:list-item>
          <text:p text:style-name="P43"><text:span text:style-name="Source_20_Text">PUT /api/v1/person-classifications/{classificationId}</text:span><text:line-break/>Zweck: Eintrag ändern.</text:p>
        </text:list-item>
        <text:list-item>
          <text:p text:style-name="P43"><text:span text:style-name="Source_20_Text">POST /api/v1/person-classifications/{classificationId}/deactivate</text:span><text:line-break/>Zweck: Eintrag deaktivieren.</text:p>
        </text:list-item>
      </text:list>
      <text:h text:style-name="Heading_20_3" text:outline-level="3"><text:soft-page-break/>6.3 Classification Assignments</text:h>
      <text:list xml:id="list7498908988264514059" text:style-name="L44">
        <text:list-item>
          <text:p text:style-name="P44"><text:span text:style-name="Source_20_Text">POST /api/v1/persons/{personId}/classifications</text:span><text:line-break/>Zweck: Klassifikation zuweisen.</text:p>
        </text:list-item>
        <text:list-item>
          <text:p text:style-name="P44"><text:span text:style-name="Source_20_Text">DELETE /api/v1/persons/{personId}/classifications/{assignmentId}</text:span><text:line-break/>Zweck: Zuordnung entfernen (soft-delete oder beenden – fachlich definieren).</text:p>
        </text:list-item>
        <text:list-item>
          <text:p text:style-name="P44"><text:span text:style-name="Source_20_Text">GET /api/v1/persons/{personId}/classifications</text:span> (optional)</text:p>
        </text:list-item>
      </text:list>
      <text:h text:style-name="Heading_20_3" text:outline-level="3">6.4 Engagements</text:h>
      <text:list xml:id="list2577439829659053707" text:style-name="L45">
        <text:list-item>
          <text:p text:style-name="P45"><text:span text:style-name="Source_20_Text">POST /api/v1/persons/{personId}/engagements</text:span><text:line-break/>Zweck: Engagement anlegen.</text:p>
        </text:list-item>
        <text:list-item>
          <text:p text:style-name="P45"><text:span text:style-name="Source_20_Text">PUT /api/v1/engagements/{engagementId}</text:span><text:line-break/>Zweck: Engagement ändern.</text:p>
        </text:list-item>
        <text:list-item>
          <text:p text:style-name="P45"><text:span text:style-name="Source_20_Text">POST /api/v1/engagements/{engagementId}/end</text:span><text:line-break/>Zweck: Engagement beenden (validTo setzen).</text:p>
        </text:list-item>
        <text:list-item>
          <text:p text:style-name="P45"><text:span text:style-name="Source_20_Text">GET /api/v1/persons/{personId}/engagements?activeOnly=true</text:span> (SOLL)</text:p>
        </text:list-item>
      </text:list>
      <text:h text:style-name="Heading_20_3" text:outline-level="3">6.5 Teams</text:h>
      <text:list xml:id="list6165613415359005930" text:style-name="L46">
        <text:list-item>
          <text:p text:style-name="P46"><text:span text:style-name="Source_20_Text">POST /api/v1/teams</text:span><text:line-break/>Zweck: Team anlegen.</text:p>
        </text:list-item>
        <text:list-item>
          <text:p text:style-name="P46"><text:span text:style-name="Source_20_Text">GET /api/v1/teams/{teamId}</text:span><text:line-break/>Zweck: Team laden.</text:p>
        </text:list-item>
        <text:list-item>
          <text:p text:style-name="P46"><text:span text:style-name="Source_20_Text">PUT /api/v1/teams/{teamId}</text:span><text:line-break/>Zweck: Team ändern.</text:p>
        </text:list-item>
        <text:list-item>
          <text:p text:style-name="P46"><text:span text:style-name="Source_20_Text">POST /api/v1/teams/{teamId}/archive</text:span><text:line-break/>Zweck: Team archivieren.</text:p>
        </text:list-item>
        <text:list-item>
          <text:p text:style-name="P46"><text:span text:style-name="Source_20_Text">POST /api/v1/teams/{teamId}/trash</text:span> / <text:span text:style-name="Source_20_Text">restore</text:span> (optional, analog)</text:p>
        </text:list-item>
        <text:list-item>
          <text:p text:style-name="P46"><text:span text:style-name="Source_20_Text">GET /api/v1/teams</text:span> (SOLL)<text:line-break/>Zweck: Teams suchen/listen (Paging/Sort, includeTrashed).</text:p>
        </text:list-item>
      </text:list>
      <text:h text:style-name="Heading_20_3" text:outline-level="3">6.6 TeamMembership</text:h>
      <text:list xml:id="list4985960092863849338" text:style-name="L47">
        <text:list-item>
          <text:p text:style-name="P47"><text:span text:style-name="Source_20_Text">POST /api/v1/teams/{teamId}/members</text:span><text:line-break/>Zweck: Person dem Team zuweisen (Membership anlegen).</text:p>
        </text:list-item>
        <text:list-item>
          <text:p text:style-name="P47"><text:span text:style-name="Source_20_Text">POST /api/v1/memberships/{membershipId}/end</text:span><text:line-break/>Zweck: Membership beenden (validTo setzen).</text:p>
        </text:list-item>
        <text:list-item>
          <text:p text:style-name="P47"><text:span text:style-name="Source_20_Text">POST /api/v1/memberships/{membershipId}/set-primary</text:span><text:line-break/>Zweck: Active Membership als Hauptteam setzen.</text:p>
        </text:list-item>
        <text:list-item>
          <text:p text:style-name="P47"><text:span text:style-name="Source_20_Text">GET /api/v1/teams/{teamId}/members?activeOnly=true</text:span> (SOLL)</text:p>
        </text:list-item>
        <text:list-item>
          <text:p text:style-name="P47"><text:span text:style-name="Source_20_Text">GET /api/v1/persons/{personId}/teams?activeOnly=true</text:span> (SOLL)</text:p>
        </text:list-item>
      </text:list>
      <text:p text:style-name="Horizontal_20_Line"/>
      <text:h text:style-name="Heading_20_2" text:outline-level="2"><text:soft-page-break/>7. DTOs (Beispiele)</text:h>
      <text:h text:style-name="Heading_20_3" text:outline-level="3">7.1 Create Person</text:h>
      <text:p text:style-name="P62"><text:span text:style-name="Source_20_Text">{</text:span></text:p>
      <text:p text:style-name="P62"><text:span text:style-name="Source_20_Text"><text:s text:c="2"/>"firstName": "Thomas",</text:span></text:p>
      <text:p text:style-name="P62"><text:span text:style-name="Source_20_Text"><text:s text:c="2"/>"lastName": "Meyer",</text:span></text:p>
      <text:p text:style-name="P62"><text:span text:style-name="Source_20_Text"><text:s text:c="2"/>"displayName": "Thomas Meyer",</text:span></text:p>
      <text:p text:style-name="P62"><text:span text:style-name="Source_20_Text"><text:s text:c="2"/>"status": "ACTIVE",</text:span></text:p>
      <text:p text:style-name="P62"><text:span text:style-name="Source_20_Text"><text:s text:c="2"/>"tags": ["Freelancer", "IT"]</text:span></text:p>
      <text:p text:style-name="P63"><text:span text:style-name="Source_20_Text">}</text:span></text:p>
      <text:h text:style-name="Heading_20_3" text:outline-level="3">7.2 Create Team</text:h>
      <text:p text:style-name="P62"><text:span text:style-name="Source_20_Text">{</text:span></text:p>
      <text:p text:style-name="P62"><text:span text:style-name="Source_20_Text"><text:s text:c="2"/>"code": "TEAM-ABC",</text:span></text:p>
      <text:p text:style-name="P62"><text:span text:style-name="Source_20_Text"><text:s text:c="2"/>"name": "Team ABC",</text:span></text:p>
      <text:p text:style-name="P62"><text:span text:style-name="Source_20_Text"><text:s text:c="2"/>"status": "ACTIVE"</text:span></text:p>
      <text:p text:style-name="P63"><text:span text:style-name="Source_20_Text">}</text:span></text:p>
      <text:h text:style-name="Heading_20_3" text:outline-level="3">7.3 Add Membership</text:h>
      <text:p text:style-name="P62"><text:span text:style-name="Source_20_Text">{</text:span></text:p>
      <text:p text:style-name="P62"><text:span text:style-name="Source_20_Text"><text:s text:c="2"/>"personId": "01J...XYZ",</text:span></text:p>
      <text:p text:style-name="P62"><text:span text:style-name="Source_20_Text"><text:s text:c="2"/>"memberRole": "MEMBER",</text:span></text:p>
      <text:p text:style-name="P62"><text:span text:style-name="Source_20_Text"><text:s text:c="2"/>"isPrimary": true,</text:span></text:p>
      <text:p text:style-name="P62"><text:span text:style-name="Source_20_Text"><text:s text:c="2"/>"validFrom": "2026-02-13T10:00:00Z"</text:span></text:p>
      <text:p text:style-name="P63"><text:span text:style-name="Source_20_Text">}</text:span></text:p>
      <text:h text:style-name="Heading_20_3" text:outline-level="3">7.4 Engagement (Create)</text:h>
      <text:p text:style-name="P62"><text:span text:style-name="Source_20_Text">{</text:span></text:p>
      <text:p text:style-name="P62"><text:span text:style-name="Source_20_Text"><text:s text:c="2"/>"engagementTypeClassificationId": "01J...TYPE",</text:span></text:p>
      <text:p text:style-name="P62"><text:span text:style-name="Source_20_Text"><text:s text:c="2"/>"validFrom": "2026-02-13T00:00:00Z"</text:span></text:p>
      <text:p text:style-name="P63"><text:span text:style-name="Source_20_Text">}</text:span></text:p>
      <text:p text:style-name="Horizontal_20_Line"/>
      <text:h text:style-name="Heading_20_2" text:outline-level="2">8. Caching (SOLL)</text:h>
      <text:h text:style-name="Heading_20_3" text:outline-level="3">8.1 Ziele</text:h>
      <text:p text:style-name="Text_20_body">Reduktion von DB-Last/Latenz bei häufigen Reads (Teams, Persons, Membership-Listen).</text:p>
      <text:h text:style-name="Heading_20_3" text:outline-level="3">8.2 Was wird gecacht?</text:h>
      <text:p text:style-name="Text_20_body">SOLL:</text:p>
      <text:list xml:id="list392567718797573216" text:style-name="L48">
        <text:list-item>
          <text:p text:style-name="P48"><text:span text:style-name="Source_20_Text">GET /persons</text:span> (Listen je Company, kurze TTL)</text:p>
        </text:list-item>
        <text:list-item>
          <text:p text:style-name="P48"><text:span text:style-name="Source_20_Text">GET /teams</text:span> und <text:span text:style-name="Source_20_Text">GET /teams/{teamId}/members</text:span></text:p>
        </text:list-item>
      </text:list>
      <text:h text:style-name="Heading_20_3" text:outline-level="3"><text:soft-page-break/>8.3 TTL</text:h>
      <text:list xml:id="list6404825936390263137" text:style-name="L49">
        <text:list-item>
          <text:p text:style-name="P49">30–120 Sekunden (je nach Lastprofil)</text:p>
        </text:list-item>
      </text:list>
      <text:h text:style-name="Heading_20_3" text:outline-level="3">8.4 Invalidation (MUSS, falls Caching aktiv)</text:h>
      <text:list xml:id="list3693369079485509544" text:style-name="L50">
        <text:list-item>
          <text:p text:style-name="P50">Nach Create/Update/Trash/Restore Person: Person-Listen invalidieren</text:p>
        </text:list-item>
        <text:list-item>
          <text:p text:style-name="P50">Nach Create/Update/Archive/Trash/Restore Team: Team-Listen invalidieren</text:p>
        </text:list-item>
        <text:list-item>
          <text:p text:style-name="P50">Nach Membership Add/End/SetPrimary: Member-Listen + Person-Team-Listen invalidieren</text:p>
        </text:list-item>
      </text:list>
      <text:p text:style-name="Horizontal_20_Line"/>
      <text:h text:style-name="Heading_20_2" text:outline-level="2">9. Fehlerformat (SOLL)</text:h>
      <text:h text:style-name="Heading_20_3" text:outline-level="3">9.1 Einheitliches Error-DTO</text:h>
      <text:p text:style-name="Text_20_body">Mindestfelder:</text:p>
      <text:list xml:id="list2570294641655701014" text:style-name="L51">
        <text:list-item>
          <text:p text:style-name="P51"><text:span text:style-name="Source_20_Text">timestamp</text:span>, <text:span text:style-name="Source_20_Text">status</text:span>, <text:span text:style-name="Source_20_Text">error</text:span>, <text:span text:style-name="Source_20_Text">errorCode</text:span>, <text:span text:style-name="Source_20_Text">message</text:span>, <text:span text:style-name="Source_20_Text">path</text:span>, <text:span text:style-name="Source_20_Text">correlationId</text:span></text:p>
        </text:list-item>
        <text:list-item>
          <text:p text:style-name="P51">optional <text:span text:style-name="Source_20_Text">details[]</text:span> (Feldfehler)</text:p>
        </text:list-item>
      </text:list>
      <text:p text:style-name="Text_20_body">Typische fachliche Fehlercodes (MUSS):</text:p>
      <text:list xml:id="list3573678160099919790" text:style-name="L52">
        <text:list-item>
          <text:p text:style-name="P52"><text:span text:style-name="Source_20_Text">PRIMARY_TEAM_ALREADY_EXISTS</text:span></text:p>
        </text:list-item>
        <text:list-item>
          <text:p text:style-name="P52"><text:span text:style-name="Source_20_Text">ACTIVE_MEMBERSHIP_ALREADY_EXISTS</text:span></text:p>
        </text:list-item>
        <text:list-item>
          <text:p text:style-name="P52"><text:span text:style-name="Source_20_Text">TEAM_CODE_NOT_UNIQUE</text:span></text:p>
        </text:list-item>
        <text:list-item>
          <text:p text:style-name="P52"><text:span text:style-name="Source_20_Text">CLASSIFICATION_CODE_NOT_UNIQUE</text:span></text:p>
        </text:list-item>
        <text:list-item>
          <text:p text:style-name="P52"><text:span text:style-name="Source_20_Text">OBJECT_TRASHED_OPERATION_NOT_ALLOWED</text:span></text:p>
        </text:list-item>
        <text:list-item>
          <text:p text:style-name="P52"><text:span text:style-name="Source_20_Text">OPTIMISTIC_LOCK_FAILED</text:span></text:p>
        </text:list-item>
      </text:list>
      <text:p text:style-name="Horizontal_20_Line"/>
      <text:h text:style-name="Heading_20_2" text:outline-level="2">10. Pagination &amp; Sort (SOLL)</text:h>
      <text:h text:style-name="Heading_20_3" text:outline-level="3">10.1 Standard</text:h>
      <text:list xml:id="list1311362037281237935" text:style-name="L53">
        <text:list-item>
          <text:p text:style-name="P53"><text:span text:style-name="Source_20_Text">page</text:span> (default 0), <text:span text:style-name="Source_20_Text">size</text:span> (default 50, max z. B. 200)</text:p>
        </text:list-item>
        <text:list-item>
          <text:p text:style-name="P53"><text:span text:style-name="Source_20_Text">sort</text:span> (z. B. <text:span text:style-name="Source_20_Text">createdAt,DESC</text:span>)</text:p>
        </text:list-item>
        <text:list-item>
          <text:p text:style-name="P53">Response: <text:span text:style-name="Source_20_Text">page/size/total/items</text:span></text:p>
        </text:list-item>
      </text:list>
      <text:p text:style-name="Horizontal_20_Line"/>
      <text:h text:style-name="Heading_20_2" text:outline-level="2">11. Abnahmekriterien (Auszug)</text:h>
      <text:list xml:id="list1708768690110691849" text:style-name="L54">
        <text:list-item>
          <text:p text:style-name="P54">Person kann angelegt, geladen, geändert, soft-gelöscht und restored werden (Audit korrekt).</text:p>
        </text:list-item>
        <text:list-item>
          <text:p text:style-name="P54">Team kann angelegt, geändert und archiviert/getrashed werden.</text:p>
        </text:list-item>
        <text:list-item>
          <text:p text:style-name="P54"><text:soft-page-break/>Membership kann angelegt und beendet werden (Historie erhalten).</text:p>
        </text:list-item>
        <text:list-item>
          <text:p text:style-name="P54">Pro Person existiert maximal ein aktives Hauptteam.</text:p>
        </text:list-item>
        <text:list-item>
          <text:p text:style-name="P54">Klassifikationskatalog pro Mandant: Unique (companyId, key, code) wird eingehalten.</text:p>
        </text:list-item>
        <text:list-item>
          <text:p text:style-name="P54">Mandantentrennung wird serverseitig erzwungen.</text:p>
        </text:list-item>
        <text:list-item>
          <text:p text:style-name="P54">Communication wird bei Person-Trash kaskadiert (eventual consistent, Outbox empfohlen).</text:p>
        </text:list-item>
        <text:list-item>
          <text:p text:style-name="P54">Swagger/OpenAPI ist vollständig (DoD).</text:p>
        </text:list-item>
      </text:list>
      <text:p text:style-name="Horizontal_20_Line"/>
      <text:h text:style-name="Heading_20_2" text:outline-level="2">MUSS/SOLL/KANN 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MUSS</text:p>
            </table:table-cell>
            <table:table-cell table:style-name="Tabelle1.A1" office:value-type="string">
              <text:p text:style-name="Table_20_Heading">SOLL</text:p>
            </table:table-cell>
            <table:table-cell table:style-name="Tabelle1.A1" office:value-type="string">
              <text:p text:style-name="Table_20_Heading">KANN</text:p>
            </table:table-cell>
          </table:table-row>
        </table:table-header-rows>
        <table:table-row>
          <table:table-cell table:style-name="Tabelle1.A1" office:value-type="string">
            <text:p text:style-name="Table_20_Contents">Technologie/Stack</text:p>
          </table:table-cell>
          <table:table-cell table:style-name="Tabelle1.A1" office:value-type="string">
            <text:p text:style-name="Table_20_Contents">Java+Spring Boot, REST/JSON, MariaDB, UUID/ULID</text:p>
          </table:table-cell>
          <table:table-cell table:style-name="Tabelle1.A1" office:value-type="string">
            <text:p text:style-name="Table_20_Contents">Flyway/Liquibas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OpenAPI</text:p>
          </table:table-cell>
          <table:table-cell table:style-name="Tabelle1.A1" office:value-type="string">
            <text:p text:style-name="Table_20_Contents">Vollständige Doku je Endpoint (DoD)</text:p>
          </table:table-cell>
          <table:table-cell table:style-name="Tabelle1.A1" office:value-type="string">
            <text:p text:style-name="Table_20_Contents">globale Error Responses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Mandantenmodell</text:p>
          </table:table-cell>
          <table:table-cell table:style-name="Tabelle1.A1" office:value-type="string">
            <text:p text:style-name="Table_20_Contents">strikt company-scharf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Person</text:p>
          </table:table-cell>
          <table:table-cell table:style-name="Tabelle1.A1" office:value-type="string">
            <text:p text:style-name="Table_20_Contents">Stammdaten + Audit/Trash + Version</text:p>
          </table:table-cell>
          <table:table-cell table:style-name="Tabelle1.A1" office:value-type="string">
            <text:p text:style-name="Table_20_Contents">Tags, linkedUserId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Klassifikationen</text:p>
          </table:table-cell>
          <table:table-cell table:style-name="Tabelle1.A1" office:value-type="string">
            <text:p text:style-name="Table_20_Contents">Katalog + Unique(company,key,code)</text:p>
          </table:table-cell>
          <table:table-cell table:style-name="Tabelle1.A1" office:value-type="string">
            <text:p text:style-name="Table_20_Contents">validFrom/to, primary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Engagement</text:p>
          </table:table-cell>
          <table:table-cell table:style-name="Tabelle1.A1" office:value-type="string">
            <text:p text:style-name="Table_20_Contents">zeitliche Beziehung (validFrom/to)</text:p>
          </table:table-cell>
          <table:table-cell table:style-name="Tabelle1.A1" office:value-type="string">
            <text:p text:style-name="Table_20_Contents">Regeln je Typ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Teams/Membership</text:p>
          </table:table-cell>
          <table:table-cell table:style-name="Tabelle1.A1" office:value-type="string">
            <text:p text:style-name="Table_20_Contents">Team + historisierte Membership</text:p>
          </table:table-cell>
          <table:table-cell table:style-name="Tabelle1.A1" office:value-type="string">
            <text:p text:style-name="Table_20_Contents">Teamlead, Hierarchi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Cascade Communication</text:p>
          </table:table-cell>
          <table:table-cell table:style-name="Tabelle1.A1" office:value-type="string">
            <text:p text:style-name="Table_20_Contents">Person trash → communications trash</text:p>
          </table:table-cell>
          <table:table-cell table:style-name="Tabelle1.A1" office:value-type="string">
            <text:p text:style-name="Table_20_Contents">restore policy via sourc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Events/Outbox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Outbox + Domain Events</text:p>
          </table:table-cell>
          <table:table-cell table:style-name="Tabelle1.A1" office:value-type="string">
            <text:p text:style-name="Table_20_Contents">Broker/Advanced</text:p>
          </table:table-cell>
        </table:table-row>
        <table:table-row>
          <table:table-cell table:style-name="Tabelle1.A1" office:value-type="string">
            <text:p text:style-name="Table_20_Contents">Caching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TTL + Invalidation</text:p>
          </table:table-cell>
          <table:table-cell table:style-name="Tabelle1.A1" office:value-type="string">
            <text:p text:style-name="Table_20_Contents">weitere Caches</text:p>
          </table:table-cell>
        </table:table-row>
        <table:table-row>
          <table:table-cell table:style-name="Tabelle1.A1" office:value-type="string">
            <text:p text:style-name="Table_20_Contents">Retention/Purge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Purge Job</text:p>
          </table:table-cell>
          <table:table-cell table:style-name="Tabelle1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Backlog (Epics → Stories → Tasks) – nur als Orientierung</text:h>
      <text:p text:style-name="Text_20_body"><text:span text:style-name="Emphasis">(Da du aktuell nur Architektur definieren willst: dieser Abschnitt ist optional und dient als Struktur für später.)</text:span></text:p>
      <text:p text:style-name="Text_20_body"><text:span text:style-name="Strong_20_Emphasis">EPIC 0 – Projektgrundlagen</text:span></text:p>
      <text:list xml:id="list2890561299137749842" text:style-name="L55">
        <text:list-item>
          <text:p text:style-name="P55">Repo &amp; Grundsetup, OpenAPI, Error DTO, Logging/CorrelationId</text:p>
        </text:list-item>
      </text:list>
      <text:p text:style-name="Text_20_body"><text:span text:style-name="Strong_20_Emphasis">EPIC 1 – Datenmodell (logisch)</text:span></text:p>
      <text:list xml:id="list5692820133468823856" text:style-name="L56">
        <text:list-item>
          <text:p text:style-name="P56">Person, Classification, Assignment, Engagement, Team, Membership, Outbox</text:p>
        </text:list-item>
      </text:list>
      <text:p text:style-name="Text_20_body"><text:span text:style-name="Strong_20_Emphasis">EPIC 2 – Service Contracts</text:span></text:p>
      <text:list xml:id="list6189942039015126982" text:style-name="L57">
        <text:list-item>
          <text:p text:style-name="P57">Endpunkte gemäß Abschnitt 6, Query-Filter, Paging/Sort, includeTrashed</text:p>
        </text:list-item>
      </text:list>
      <text:p text:style-name="Text_20_body"><text:soft-page-break/><text:span text:style-name="Strong_20_Emphasis">EPIC 3 – Lebenszyklus &amp; Regeln</text:span></text:p>
      <text:list xml:id="list1386940973924890773" text:style-name="L58">
        <text:list-item>
          <text:p text:style-name="P58">Primary-Team-Regel, aktive Membership-Regel, Engagement End, Trash/Restore</text:p>
        </text:list-item>
      </text:list>
      <text:p text:style-name="Text_20_body"><text:span text:style-name="Strong_20_Emphasis">EPIC 4 – Integration Communication (architekturell)</text:span></text:p>
      <text:list xml:id="list4556374958008132441" text:style-name="L59">
        <text:list-item>
          <text:p text:style-name="P59">OwnerTypes, Cascade Trash/Restore Semantik (source), Outbox-Even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1" fo:font-size="16pt" fo:font-weight="bold" style:font-name-asian="SimSun" style:font-size-asian="14pt" style:font-weight-asian="bold" style:font-name-complex="Arial3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3T09:44:48.94</meta:creation-date>
    <meta:document-statistic meta:table-count="1" meta:image-count="0" meta:object-count="0" meta:page-count="15" meta:paragraph-count="394" meta:word-count="1921" meta:character-count="16010"/>
    <dc:date>2026-02-13T12:22:16.71</dc:date>
    <dc:creator>Thomas Meyer</dc:creator>
    <meta:editing-duration>PT2H22M17S</meta:editing-duration>
    <meta:editing-cycles>1</meta:editing-cycles>
    <meta:generator>OpenOffice/4.1.15$Win32 OpenOffice.org_project/4115m2$Build-9813</meta:generator>
  </office:meta>
</office:document-meta>
</file>